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DejaVu Sans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901" officeooo:paragraph-rsid="0007e901"/>
    </style:style>
    <style:style style:name="P2" style:family="paragraph" style:parent-style-name="Standard">
      <style:text-properties officeooo:rsid="000814db" officeooo:paragraph-rsid="000814db"/>
    </style:style>
    <style:style style:name="P3" style:family="paragraph" style:parent-style-name="Standard">
      <style:text-properties officeooo:rsid="00088172" officeooo:paragraph-rsid="00088172"/>
    </style:style>
    <style:style style:name="P4" style:family="paragraph" style:parent-style-name="Standard">
      <style:text-properties officeooo:rsid="000a63d1" officeooo:paragraph-rsid="000a63d1"/>
    </style:style>
    <style:style style:name="P5" style:family="paragraph" style:parent-style-name="Standard">
      <style:text-properties officeooo:rsid="000acaee" officeooo:paragraph-rsid="000acaee"/>
    </style:style>
    <style:style style:name="P6" style:family="paragraph" style:parent-style-name="Standard">
      <style:text-properties officeooo:rsid="000b6135" officeooo:paragraph-rsid="000b6135"/>
    </style:style>
    <style:style style:name="P7" style:family="paragraph" style:parent-style-name="Standard">
      <style:text-properties officeooo:rsid="000c467a" officeooo:paragraph-rsid="000c467a"/>
    </style:style>
    <style:style style:name="P8" style:family="paragraph" style:parent-style-name="Preformatted_20_Text">
      <style:text-properties fo:font-variant="normal" fo:text-transform="none" fo:color="#ffffff" style:font-name="Monaco" fo:font-size="9.75pt" fo:font-style="normal" fo:font-weight="normal" officeooo:rsid="000814db" officeooo:paragraph-rsid="00081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tus</text:p>
      <text:p text:style-name="P1">git log –online</text:p>
      <text:p text:style-name="P1"/>
      <text:p text:style-name="P2">git merge testing to the master branch</text:p>
      <text:p text:style-name="P2"/>
      <text:p text:style-name="P8">xclip -sel clip &lt; ~/.ssh/id_rsa.pub</text:p>
      <text:p text:style-name="P8">xclip -sel clip &lt; ~/.ssh/id_rsa.pub</text:p>
      <text:p text:style-name="P3">git pull –rebase</text:p>
      <text:p text:style-name="P4">git cherry-pick</text:p>
      <text:p text:style-name="P5">git stash</text:p>
      <text:p text:style-name="P6"/>
      <text:p text:style-name="P6">// Backward Setup for the git setting</text:p>
      <text:p text:style-name="P6">git reset</text:p>
      <text:p text:style-name="P6">git reset –soft HEAD~</text:p>
      <text:p text:style-name="P6">git reset</text:p>
      <text:p text:style-name="P6">git checkout FILE_NAME</text:p>
      <text:p text:style-name="P6"/>
      <text:p text:style-name="P6">// Forking a repository</text:p>
      <text:p text:style-name="P6"/>
      <text:p text:style-name="P7">git diff FILE_NAME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DejaVu Sans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39:36.079814436</meta:creation-date>
    <dc:date>2017-02-17T18:26:06.193768294</dc:date>
    <meta:editing-duration>PT6H29M27S</meta:editing-duration>
    <meta:editing-cycles>1</meta:editing-cycles>
    <meta:document-statistic meta:table-count="0" meta:image-count="0" meta:object-count="0" meta:page-count="1" meta:paragraph-count="15" meta:word-count="54" meta:character-count="312" meta:non-whitespace-character-count="273"/>
    <meta:generator>LibreOffice/5.1.4.2$Linux_X86_64 LibreOffice_project/10m0$Build-2</meta:generator>
  </office:meta>
</office:document-meta>
</file>